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28pt" fo:font-weight="normal" officeooo:rsid="00109063" officeooo:paragraph-rsid="001494a9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109063" officeooo:paragraph-rsid="001494a9" style:font-size-asian="28pt" style:font-weight-asian="normal" style:font-size-complex="28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09063" officeooo:paragraph-rsid="001494a9" style:font-size-asian="22pt" style:font-weight-asian="normal" style:font-size-complex="2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e2e40" style:font-size-asian="12pt" style:font-size-complex="12pt"/>
    </style:style>
    <style:style style:name="T3" style:family="text">
      <style:text-properties officeooo:rsid="001e2e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00 Graus<text:tab/><text:span text:style-name="T1">Renascer Praise<text:tab/></text:span><text:span text:style-name="T3">[ 24 ]</text:span></text:p>
      <text:p text:style-name="P3">Na presença dos homens</text:p>
      <text:p text:style-name="P3">Na presença dos anjos sempre</text:p>
      <text:p text:style-name="P3">Eu te louvarei</text:p>
      <text:p text:style-name="P3">Te louvarei</text:p>
      <text:p text:style-name="P3"/>
      <text:p text:style-name="P3">Mesmo estando em guerra</text:p>
      <text:p text:style-name="P3">Vou celebrando minha vitória</text:p>
      <text:p text:style-name="P3">Eu te louvarei</text:p>
      <text:p text:style-name="P3">Te louvarei</text:p>
      <text:p text:style-name="P3"/>
      <text:p text:style-name="P3">Sobre toda terra, novo som se ouvirá</text:p>
      <text:p text:style-name="P3">Tua alegria, força pra continuar</text:p>
      <text:p text:style-name="P3">Deus de maravilhas, que maravilha</text:p>
      <text:p text:style-name="P3">Te louvar, te louvar, te louvar</text:p>
      <text:p text:style-name="P3"/>
      <text:p text:style-name="P3">Eu entro na tua presença pra receber o seu poder</text:p>
      <text:p text:style-name="P3">E quanto mais o tempo passa mais quero Deus</text:p>
      <text:p text:style-name="P3">O fogo cai a igreja canta o inimigo vai ao chão</text:p>
      <text:p text:style-name="P3">Fogo e glória nas cabeças, mil graus de unção</text:p>
      <text:p text:style-name="P3">Mil graus de unção!</text:p>
      <text:p text:style-name="P3"/>
      <text:p text:style-name="P3">O som da festa vai subir</text:p>
      <text:p text:style-name="P3">Sua glória descerá</text:p>
      <text:p text:style-name="P3">Se ouvirá um novo som</text:p>
      <text:p text:style-name="P3">De aleluia</text:p>
      <text:p text:style-name="P3">Alelu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3:44:57.998896483</dc:date>
    <meta:editing-duration>PT28M1S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23" meta:word-count="117" meta:character-count="598" meta:non-whitespace-character-count="504"/>
  </office:meta>
</office:document-meta>
</file>